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09in"/>
    </style:style>
    <style:style style:name="co2" style:family="table-column">
      <style:table-column-properties fo:break-before="auto" style:column-width="0.5472in"/>
    </style:style>
    <style:style style:name="co3" style:family="table-column">
      <style:table-column-properties fo:break-before="auto" style:column-width="0.790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5937in"/>
    </style:style>
    <style:style style:name="co7" style:family="table-column">
      <style:table-column-properties fo:break-before="auto" style:column-width="1.2508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0.4437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5098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0.4161in"/>
    </style:style>
    <style:style style:name="co15" style:family="table-column">
      <style:table-column-properties fo:break-before="auto" style:column-width="0.5283in"/>
    </style:style>
    <style:style style:name="co16" style:family="table-column">
      <style:table-column-properties fo:break-before="auto" style:column-width="0.6972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772in"/>
    </style:style>
    <style:style style:name="co19" style:family="table-column">
      <style:table-column-properties fo:break-before="auto" style:column-width="0.7437in"/>
    </style:style>
    <style:style style:name="co20" style:family="table-column">
      <style:table-column-properties fo:break-before="auto" style:column-width="0.7161in"/>
    </style:style>
    <style:style style:name="co21" style:family="table-column">
      <style:table-column-properties fo:break-before="auto" style:column-width="0.7346in"/>
    </style:style>
    <style:style style:name="co22" style:family="table-column">
      <style:table-column-properties fo:break-before="auto" style:column-width="0.6598in"/>
    </style:style>
    <style:style style:name="co23" style:family="table-column">
      <style:table-column-properties fo:break-before="auto" style:column-width="0.7063in"/>
    </style:style>
    <style:style style:name="co24" style:family="table-column">
      <style:table-column-properties fo:break-before="auto" style:column-width="0.8937in"/>
    </style:style>
    <style:style style:name="co25" style:family="table-column">
      <style:table-column-properties fo:break-before="auto" style:column-width="0.5563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6035in"/>
    </style:style>
    <style:style style:name="co28" style:family="table-column">
      <style:table-column-properties fo:break-before="auto" style:column-width="0.6311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AMI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WAR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LK BRK</text:p>
          </table:table-cell>
          <table:table-cell office:value-type="string" calcext:value-type="string">
            <text:p>FUMBLE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RTRN</text:p>
          </table:table-cell>
          <table:table-cell office:value-type="string" calcext:value-type="string">
            <text:p>PAS BLK</text:p>
          </table:table-cell>
          <table:table-cell office:value-type="string" calcext:value-type="string">
            <text:p>RUN BLK</text:p>
          </table:table-cell>
          <table:table-cell office:value-type="string" calcext:value-type="string">
            <text:p>THR PWR</text:p>
          </table:table-cell>
          <table:table-cell office:value-type="string" calcext:value-type="string">
            <text:p>THR ACC</text:p>
          </table:table-cell>
          <table:table-cell office:value-type="string" calcext:value-type="string">
            <text:p>KCK PWR</text:p>
          </table:table-cell>
          <table:table-cell office:value-type="string" calcext:value-type="string">
            <text:p>KCK ACC</text:p>
          </table:table-cell>
          <table:table-cell office:value-type="string" calcext:value-type="string">
            <text:p>BLK SHD</text:p>
          </table:table-cell>
          <table:table-cell office:value-type="string" calcext:value-type="string">
            <text:p>PAS RSH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HIT PWR</text:p>
          </table:table-cell>
          <table:table-cell office:value-type="string" calcext:value-type="string">
            <text:p>M COV</text:p>
          </table:table-cell>
          <table:table-cell office:value-type="string" calcext:value-type="string">
            <text:p>Z COV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SLEEVES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WRAP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ORTRA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 State" calcext:value-type="string">
            <text:p>Michigan State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Forst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QB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Alabama" calcext:value-type="string">
            <text:p>South Alabam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orn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RB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arshall" calcext:value-type="string">
            <text:p>Marshall</text:p>
          </table:table-cell>
          <table:table-cell office:value-type="string" calcext:value-type="string">
            <text:p>Darrell</text:p>
          </table:table-cell>
          <table:table-cell office:value-type="string" calcext:value-type="string">
            <text:p>Singletary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B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ansas" calcext:value-type="string">
            <text:p>Kansas</text:p>
          </table:table-cell>
          <table:table-cell office:value-type="string" calcext:value-type="string">
            <text:p>Declan</text:p>
          </table:table-cell>
          <table:table-cell office:value-type="string" calcext:value-type="string">
            <text:p>Pot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WR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" calcext:value-type="string">
            <text:p>Louisiana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Thompkin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R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awaii" calcext:value-type="string">
            <text:p>Hawaii</text:p>
          </table:table-cell>
          <table:table-cell office:value-type="string" calcext:value-type="string">
            <text:p>Deangelo</text:p>
          </table:table-cell>
          <table:table-cell office:value-type="string" calcext:value-type="string">
            <text:p>Moton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WR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Holden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R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Atlantic" calcext:value-type="string">
            <text:p>Florida Atlantic</text:p>
          </table:table-cell>
          <table:table-cell office:value-type="string" calcext:value-type="string">
            <text:p>Daron</text:p>
          </table:table-cell>
          <table:table-cell office:value-type="string" calcext:value-type="string">
            <text:p>Rozi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WR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izona State" calcext:value-type="string">
            <text:p>Arizona State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Moorer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E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tre Dame" calcext:value-type="string">
            <text:p>Notre Dam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Robbi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T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resno State" calcext:value-type="string">
            <text:p>Fresno State</text:p>
          </table:table-cell>
          <table:table-cell office:value-type="string" calcext:value-type="string">
            <text:p>Antwan</text:p>
          </table:table-cell>
          <table:table-cell office:value-type="string" calcext:value-type="string">
            <text:p>Batt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G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Goldstein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Arizona" calcext:value-type="string">
            <text:p>Arizon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ck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G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awaii" calcext:value-type="string">
            <text:p>Hawaii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Samayoa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T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my" calcext:value-type="string">
            <text:p>Army</text:p>
          </table:table-cell>
          <table:table-cell office:value-type="string" calcext:value-type="string">
            <text:p>Sammie</text:p>
          </table:table-cell>
          <table:table-cell office:value-type="string" calcext:value-type="string">
            <text:p>Heard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DE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 Carolina" calcext:value-type="string">
            <text:p>North Carolina</text:p>
          </table:table-cell>
          <table:table-cell office:value-type="string" calcext:value-type="string">
            <text:p>Domonique</text:p>
          </table:table-cell>
          <table:table-cell office:value-type="string" calcext:value-type="string">
            <text:p>Claiborne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T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 State" calcext:value-type="string">
            <text:p>Texas State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Gayle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T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yracuse" calcext:value-type="string">
            <text:p>Syracus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Canty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Diego State" calcext:value-type="string">
            <text:p>San Diego State</text:p>
          </table:table-cell>
          <table:table-cell office:value-type="string" calcext:value-type="string">
            <text:p>Javon</text:p>
          </table:table-cell>
          <table:table-cell office:value-type="string" calcext:value-type="string">
            <text:p>Bowens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OLB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ah State" calcext:value-type="string">
            <text:p>Utah State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Fairley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LB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senfeld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LB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roy" calcext:value-type="string">
            <text:p>Troy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Brookins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LB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Lofto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B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Digg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S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Polit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S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" calcext:value-type="string">
            <text:p>Louisiana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Eady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B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tanford" calcext:value-type="string">
            <text:p>Stanford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Cage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B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 Florida" calcext:value-type="string">
            <text:p>South Florida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Chat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B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Florida" calcext:value-type="string">
            <text:p>South Florida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Cos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K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Steinmetz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SA" calcext:value-type="string">
            <text:p>UTSA</text:p>
          </table:table-cell>
          <table:table-cell office:value-type="string" calcext:value-type="string">
            <text:p>Elvin</text:p>
          </table:table-cell>
          <table:table-cell office:value-type="string" calcext:value-type="string">
            <text:p>Silv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QB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Callum</text:p>
          </table:table-cell>
          <table:table-cell office:value-type="string" calcext:value-type="string">
            <text:p>Couch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QB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YU" calcext:value-type="string">
            <text:p>BYU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Batt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B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NLV" calcext:value-type="string">
            <text:p>UNLV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Redd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B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 Tech" calcext:value-type="string">
            <text:p>Louisiana Tech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Nevel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R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Burge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EP" calcext:value-type="string">
            <text:p>UTEP</text:p>
          </table:table-cell>
          <table:table-cell office:value-type="string" calcext:value-type="string">
            <text:p>Everette</text:p>
          </table:table-cell>
          <table:table-cell office:value-type="string" calcext:value-type="string">
            <text:p>Singletary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E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oise State" calcext:value-type="string">
            <text:p>Boise State</text:p>
          </table:table-cell>
          <table:table-cell office:value-type="string" calcext:value-type="string">
            <text:p>Jordon</text:p>
          </table:table-cell>
          <table:table-cell office:value-type="string" calcext:value-type="string">
            <text:p>Fortson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T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Steel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G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ansas State" calcext:value-type="string">
            <text:p>Kansas State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Grier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issippi State" calcext:value-type="string">
            <text:p>Mississippi State</text:p>
          </table:table-cell>
          <table:table-cell office:value-type="string" calcext:value-type="string">
            <text:p>Jarrett</text:p>
          </table:table-cell>
          <table:table-cell office:value-type="string" calcext:value-type="string">
            <text:p>Angelo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G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evada" calcext:value-type="string">
            <text:p>Nevada</text:p>
          </table:table-cell>
          <table:table-cell office:value-type="string" calcext:value-type="string">
            <text:p>Mervyn</text:p>
          </table:table-cell>
          <table:table-cell office:value-type="string" calcext:value-type="string">
            <text:p>Heard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DE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Mass" calcext:value-type="string">
            <text:p>UMass</text:p>
          </table:table-cell>
          <table:table-cell office:value-type="string" calcext:value-type="string">
            <text:p>Stephon</text:p>
          </table:table-cell>
          <table:table-cell office:value-type="string" calcext:value-type="string">
            <text:p>Myles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DE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ulsa" calcext:value-type="string">
            <text:p>Tulsa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Archie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vada" calcext:value-type="string">
            <text:p>Nevada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E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YU" calcext:value-type="string">
            <text:p>BYU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Flournoy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T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 A&amp;M" calcext:value-type="string">
            <text:p>Texas A&amp;M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Bordelon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OLB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Louie</text:p>
          </table:table-cell>
          <table:table-cell office:value-type="string" calcext:value-type="string">
            <text:p>Decarlo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OLB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Rutgers" calcext:value-type="string">
            <text:p>Rutgers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Mcclinton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LB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Tyrone</text:p>
          </table:table-cell>
          <table:table-cell office:value-type="string" calcext:value-type="string">
            <text:p>Kyle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LB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 State" calcext:value-type="string">
            <text:p>Washington State</text:p>
          </table:table-cell>
          <table:table-cell office:value-type="string" calcext:value-type="string">
            <text:p>Roscoe</text:p>
          </table:table-cell>
          <table:table-cell office:value-type="string" calcext:value-type="string">
            <text:p>Dortch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B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Dawkin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S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Marshall" calcext:value-type="string">
            <text:p>Marshall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Starks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S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Hawaii" calcext:value-type="string">
            <text:p>Hawaii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Farnswort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QB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CU" calcext:value-type="string">
            <text:p>TCU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arli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B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emphis" calcext:value-type="string">
            <text:p>Memphi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herida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B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chigan" calcext:value-type="string">
            <text:p>Michiga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Chastain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WR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arshall" calcext:value-type="string">
            <text:p>Marshall</text:p>
          </table:table-cell>
          <table:table-cell office:value-type="string" calcext:value-type="string">
            <text:p>Keon</text:p>
          </table:table-cell>
          <table:table-cell office:value-type="string" calcext:value-type="string">
            <text:p>Moor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R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Baskerville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WR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Dwain</text:p>
          </table:table-cell>
          <table:table-cell office:value-type="string" calcext:value-type="string">
            <text:p>Riddi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ami (FL)" calcext:value-type="string">
            <text:p>Miami (FL)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Hennessey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WR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aylor" calcext:value-type="string">
            <text:p>Baylor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Headley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resno State" calcext:value-type="string">
            <text:p>Fresno State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Bate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T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oledo" calcext:value-type="string">
            <text:p>Toledo</text:p>
          </table:table-cell>
          <table:table-cell office:value-type="string" calcext:value-type="string">
            <text:p>Emmett</text:p>
          </table:table-cell>
          <table:table-cell office:value-type="string" calcext:value-type="string">
            <text:p>Elkin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LG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 State" calcext:value-type="string">
            <text:p>Washington Stat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Vanwinkle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Bale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G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Guest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T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uffalo" calcext:value-type="string">
            <text:p>Buffalo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Barrick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Turnbull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T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 State" calcext:value-type="string">
            <text:p>Washington State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an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T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Belle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E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Rutgers" calcext:value-type="string">
            <text:p>Rutgers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Seale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OLB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Eastern Michigan" calcext:value-type="string">
            <text:p>Eastern Michigan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Moten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LB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tah State" calcext:value-type="string">
            <text:p>Utah Stat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Pitch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LB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tanford" calcext:value-type="string">
            <text:p>Stanford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Lofto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LB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Burch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B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aryland" calcext:value-type="string">
            <text:p>Maryland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Middlebrooks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S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uffalo" calcext:value-type="string">
            <text:p>Buffalo</text:p>
          </table:table-cell>
          <table:table-cell office:value-type="string" calcext:value-type="string">
            <text:p>Antwon</text:p>
          </table:table-cell>
          <table:table-cell office:value-type="string" calcext:value-type="string">
            <text:p>Threatt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S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Wake Forest" calcext:value-type="string">
            <text:p>Wake Forest</text:p>
          </table:table-cell>
          <table:table-cell office:value-type="string" calcext:value-type="string">
            <text:p>Tyson</text:p>
          </table:table-cell>
          <table:table-cell office:value-type="string" calcext:value-type="string">
            <text:p>Shabaz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B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western" calcext:value-type="string">
            <text:p>Northwestern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Ingersol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B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Beamon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B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ouston" calcext:value-type="string">
            <text:p>Houston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douga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K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Strick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West Virginia" calcext:value-type="string">
            <text:p>West Virgini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QB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Dryde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QB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Jamarcus</text:p>
          </table:table-cell>
          <table:table-cell office:value-type="string" calcext:value-type="string">
            <text:p>Mcgriff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B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lorado" calcext:value-type="string">
            <text:p>Colorado</text:p>
          </table:table-cell>
          <table:table-cell office:value-type="string" calcext:value-type="string">
            <text:p>Kameron</text:p>
          </table:table-cell>
          <table:table-cell office:value-type="string" calcext:value-type="string">
            <text:p>Royster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B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ke Forest" calcext:value-type="string">
            <text:p>Wake Forest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Town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R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 State" calcext:value-type="string">
            <text:p>Washington State</text:p>
          </table:table-cell>
          <table:table-cell office:value-type="string" calcext:value-type="string">
            <text:p>Zackary</text:p>
          </table:table-cell>
          <table:table-cell office:value-type="string" calcext:value-type="string">
            <text:p>Atchison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E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Gall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E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" calcext:value-type="string">
            <text:p>Georgia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Kaplan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T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Eastern Michigan" calcext:value-type="string">
            <text:p>Eastern Michiga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Byrne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G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owa State" calcext:value-type="string">
            <text:p>Iowa State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Batts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 Carolina" calcext:value-type="string">
            <text:p>North Carolina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Suter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G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ittsburgh" calcext:value-type="string">
            <text:p>Pittsburgh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Mim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 State" calcext:value-type="string">
            <text:p>Texas State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Zook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E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klahoma State" calcext:value-type="string">
            <text:p>Oklahoma State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Suber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Colorado" calcext:value-type="string">
            <text:p>Colorado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Armstead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E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ern Illinois" calcext:value-type="string">
            <text:p>Northern Illinois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Boykin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T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braska" calcext:value-type="string">
            <text:p>Nebraska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Batres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OLB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Judson</text:p>
          </table:table-cell>
          <table:table-cell office:value-type="string" calcext:value-type="string">
            <text:p>Dulaney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LB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Atlantic" calcext:value-type="string">
            <text:p>Florida Atlantic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Silverstein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LB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Tech" calcext:value-type="string">
            <text:p>Georgia Tech</text:p>
          </table:table-cell>
          <table:table-cell office:value-type="string" calcext:value-type="string">
            <text:p>Isiah</text:p>
          </table:table-cell>
          <table:table-cell office:value-type="string" calcext:value-type="string">
            <text:p>Beamon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LB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Lonnie</text:p>
          </table:table-cell>
          <table:table-cell office:value-type="string" calcext:value-type="string">
            <text:p>Rolle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B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LA" calcext:value-type="string">
            <text:p>UCLA</text:p>
          </table:table-cell>
          <table:table-cell office:value-type="string" calcext:value-type="string">
            <text:p>Rayford</text:p>
          </table:table-cell>
          <table:table-cell office:value-type="string" calcext:value-type="string">
            <text:p>Jemis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S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le Miss" calcext:value-type="string">
            <text:p>Ole Miss</text:p>
          </table:table-cell>
          <table:table-cell office:value-type="string" calcext:value-type="string">
            <text:p>Broderick</text:p>
          </table:table-cell>
          <table:table-cell office:value-type="string" calcext:value-type="string">
            <text:p>Mclauri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S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Oregon State" calcext:value-type="string">
            <text:p>Oregon State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Lindle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QB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Wakefiel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B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ld Dominion" calcext:value-type="string">
            <text:p>Old Dominion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Argueta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B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Cheeks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R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 Alabama" calcext:value-type="string">
            <text:p>South Alabama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Kyle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R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all State" calcext:value-type="string">
            <text:p>Ball State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Mcnair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R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YU" calcext:value-type="string">
            <text:p>BYU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Jose State" calcext:value-type="string">
            <text:p>San Jose Stat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Abd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WR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isconsin" calcext:value-type="string">
            <text:p>Wisconsin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Brigham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E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James Madison" calcext:value-type="string">
            <text:p>James Madison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eal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T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western" calcext:value-type="string">
            <text:p>Northwestern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Felder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G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TSA" calcext:value-type="string">
            <text:p>UTSA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Merc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YU" calcext:value-type="string">
            <text:p>BYU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Barel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G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Tech" calcext:value-type="string">
            <text:p>Georgia Tech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Bot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T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vada" calcext:value-type="string">
            <text:p>Nevada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arker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Creighto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T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emphis" calcext:value-type="string">
            <text:p>Memphis</text:p>
          </table:table-cell>
          <table:table-cell office:value-type="string" calcext:value-type="string">
            <text:p>Dandre</text:p>
          </table:table-cell>
          <table:table-cell office:value-type="string" calcext:value-type="string">
            <text:p>Gilliard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DT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Kendrick</text:p>
          </table:table-cell>
          <table:table-cell office:value-type="string" calcext:value-type="string">
            <text:p>Thompkin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ern Illinois" calcext:value-type="string">
            <text:p>Northern Illinois</text:p>
          </table:table-cell>
          <table:table-cell office:value-type="string" calcext:value-type="string">
            <text:p>Everette</text:p>
          </table:table-cell>
          <table:table-cell office:value-type="string" calcext:value-type="string">
            <text:p>Batiste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LB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Woodrow</text:p>
          </table:table-cell>
          <table:table-cell office:value-type="string" calcext:value-type="string">
            <text:p>Rivers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LB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" calcext:value-type="string">
            <text:p>Florida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Dukes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OLB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picer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LB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llinois" calcext:value-type="string">
            <text:p>Illinois</text:p>
          </table:table-cell>
          <table:table-cell office:value-type="string" calcext:value-type="string">
            <text:p>Jerrod</text:p>
          </table:table-cell>
          <table:table-cell office:value-type="string" calcext:value-type="string">
            <text:p>Belle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B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Rice" calcext:value-type="string">
            <text:p>Rice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Molloy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S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Battle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S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Stud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B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Hetrick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B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B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 Texas" calcext:value-type="string">
            <text:p>North Texa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addel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K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Southern" calcext:value-type="string">
            <text:p>Georgia Southern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Stephens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ah" calcext:value-type="string">
            <text:p>Utah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Fl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QB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ulsa" calcext:value-type="string">
            <text:p>Tuls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Pitma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QB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East Carolina" calcext:value-type="string">
            <text:p>East Carolina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Dawkins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RB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San Jose State" calcext:value-type="string">
            <text:p>San Jose State</text:p>
          </table:table-cell>
          <table:table-cell office:value-type="string" calcext:value-type="string">
            <text:p>Daquan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RB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regon" calcext:value-type="string">
            <text:p>Orego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Town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Tech" calcext:value-type="string">
            <text:p>Georgia Tech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Kei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E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Emory</text:p>
          </table:table-cell>
          <table:table-cell office:value-type="string" calcext:value-type="string">
            <text:p>Keith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CU" calcext:value-type="string">
            <text:p>TCU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Mcmaho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T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uffalo" calcext:value-type="string">
            <text:p>Buffalo</text:p>
          </table:table-cell>
          <table:table-cell office:value-type="string" calcext:value-type="string">
            <text:p>Woodrow</text:p>
          </table:table-cell>
          <table:table-cell office:value-type="string" calcext:value-type="string">
            <text:p>Huebner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G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Pederso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all State" calcext:value-type="string">
            <text:p>Ball State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Irwin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G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Donley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DE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 State" calcext:value-type="string">
            <text:p>Michigan State</text:p>
          </table:table-cell>
          <table:table-cell office:value-type="string" calcext:value-type="string">
            <text:p>Tevin</text:p>
          </table:table-cell>
          <table:table-cell office:value-type="string" calcext:value-type="string">
            <text:p>Spikes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Bowens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Jacksonville State" calcext:value-type="string">
            <text:p>Jacksonville Stat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Wheeler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DE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ssissippi State" calcext:value-type="string">
            <text:p>Mississippi State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Broadnax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T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Culver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OLB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hio" calcext:value-type="string">
            <text:p>Ohio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Sturdivant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LB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Rhon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LB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Kermit</text:p>
          </table:table-cell>
          <table:table-cell office:value-type="string" calcext:value-type="string">
            <text:p>Lofton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LB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ville" calcext:value-type="string">
            <text:p>Louisville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Becke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B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AB" calcext:value-type="string">
            <text:p>UAB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Conyers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S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East Carolina" calcext:value-type="string">
            <text:p>East Carolina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Mosely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S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 Alabama" calcext:value-type="string">
            <text:p>South Alabama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Breed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QB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–Monroe" calcext:value-type="string">
            <text:p>Louisiana–Monroe</text:p>
          </table:table-cell>
          <table:table-cell office:value-type="string" calcext:value-type="string">
            <text:p>Theron</text:p>
          </table:table-cell>
          <table:table-cell office:value-type="string" calcext:value-type="string">
            <text:p>Bank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B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klahoma" calcext:value-type="string">
            <text:p>Oklahoma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B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Rayfo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R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le Miss" calcext:value-type="string">
            <text:p>Ole Miss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Good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Eal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R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Dwain</text:p>
          </table:table-cell>
          <table:table-cell office:value-type="string" calcext:value-type="string">
            <text:p>Gillia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WR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Guyton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R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Bracey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hifflett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T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Nickolas</text:p>
          </table:table-cell>
          <table:table-cell office:value-type="string" calcext:value-type="string">
            <text:p>Chitwood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G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Gunderson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aylor" calcext:value-type="string">
            <text:p>Baylor</text:p>
          </table:table-cell>
          <table:table-cell office:value-type="string" calcext:value-type="string">
            <text:p>Kasey</text:p>
          </table:table-cell>
          <table:table-cell office:value-type="string" calcext:value-type="string">
            <text:p>Child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G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Rangel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T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 Tech" calcext:value-type="string">
            <text:p>Louisiana Tech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Tinker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DE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Florida" calcext:value-type="string">
            <text:p>South Florida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Guin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T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Royster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T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YU" calcext:value-type="string">
            <text:p>BYU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Favor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DE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ld Dominion" calcext:value-type="string">
            <text:p>Old Dominion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Bancrof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LB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Stu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LB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LA" calcext:value-type="string">
            <text:p>UCLA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Leak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OLB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" calcext:value-type="string">
            <text:p>Texas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Blackshe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LB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tanford" calcext:value-type="string">
            <text:p>Stanford</text:p>
          </table:table-cell>
          <table:table-cell office:value-type="string" calcext:value-type="string">
            <text:p>Stephon</text:p>
          </table:table-cell>
          <table:table-cell office:value-type="string" calcext:value-type="string">
            <text:p>Bowens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B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 Virginia" calcext:value-type="string">
            <text:p>West Virginia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Pow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S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Camryn</text:p>
          </table:table-cell>
          <table:table-cell office:value-type="string" calcext:value-type="string">
            <text:p>Nealy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S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Peyton</text:p>
          </table:table-cell>
          <table:table-cell office:value-type="string" calcext:value-type="string">
            <text:p>Fairbank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B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tre Dame" calcext:value-type="string">
            <text:p>Notre Dame</text:p>
          </table:table-cell>
          <table:table-cell office:value-type="string" calcext:value-type="string">
            <text:p>Rashawn</text:p>
          </table:table-cell>
          <table:table-cell office:value-type="string" calcext:value-type="string">
            <text:p>Marabl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B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yracuse" calcext:value-type="string">
            <text:p>Syracuse</text:p>
          </table:table-cell>
          <table:table-cell office:value-type="string" calcext:value-type="string">
            <text:p>Jamarcus</text:p>
          </table:table-cell>
          <table:table-cell office:value-type="string" calcext:value-type="string">
            <text:p>Quarles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B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uffalo" calcext:value-type="string">
            <text:p>Buffalo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Par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vobod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San Jose State" calcext:value-type="string">
            <text:p>San Jose State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eloz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QB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oston College" calcext:value-type="string">
            <text:p>Boston Colleg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ssmor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QB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incinnati" calcext:value-type="string">
            <text:p>Cincinnati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Wyche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B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lorado" calcext:value-type="string">
            <text:p>Colorado</text:p>
          </table:table-cell>
          <table:table-cell office:value-type="string" calcext:value-type="string">
            <text:p>Ronnie</text:p>
          </table:table-cell>
          <table:table-cell office:value-type="string" calcext:value-type="string">
            <text:p>Cureton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B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SA" calcext:value-type="string">
            <text:p>UTSA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Liggin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R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ppalachian State" calcext:value-type="string">
            <text:p>Appalachian State</text:p>
          </table:table-cell>
          <table:table-cell office:value-type="string" calcext:value-type="string">
            <text:p>Scotty</text:p>
          </table:table-cell>
          <table:table-cell office:value-type="string" calcext:value-type="string">
            <text:p>Justus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E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Jimmie</text:p>
          </table:table-cell>
          <table:table-cell office:value-type="string" calcext:value-type="string">
            <text:p>Merrima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Kent State" calcext:value-type="string">
            <text:p>Kent State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Bodine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T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Marlin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G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Lister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an Jose State" calcext:value-type="string">
            <text:p>San Jose State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Kitche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G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Antwon</text:p>
          </table:table-cell>
          <table:table-cell office:value-type="string" calcext:value-type="string">
            <text:p>Bibbs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E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LA" calcext:value-type="string">
            <text:p>UCLA</text:p>
          </table:table-cell>
          <table:table-cell office:value-type="string" calcext:value-type="string">
            <text:p>Darin</text:p>
          </table:table-cell>
          <table:table-cell office:value-type="string" calcext:value-type="string">
            <text:p>Christy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E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Eldridge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E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 A&amp;M" calcext:value-type="string">
            <text:p>Texas A&amp;M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E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aryland" calcext:value-type="string">
            <text:p>Maryland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Mosby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T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CU" calcext:value-type="string">
            <text:p>TCU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Holden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LB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Virginia Tech" calcext:value-type="string">
            <text:p>Virginia Tech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Moorer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OLB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ir Force" calcext:value-type="string">
            <text:p>Air Forc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Hinson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LB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ke Forest" calcext:value-type="string">
            <text:p>Wake Forest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Mahone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LB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Mass" calcext:value-type="string">
            <text:p>UMass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B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ld Dominion" calcext:value-type="string">
            <text:p>Old Dominion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Asbu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S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 Alabama" calcext:value-type="string">
            <text:p>South Alabam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Wait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S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Bra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QB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izona" calcext:value-type="string">
            <text:p>Arizona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Boddi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B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ah" calcext:value-type="string">
            <text:p>Utah</text:p>
          </table:table-cell>
          <table:table-cell office:value-type="string" calcext:value-type="string">
            <text:p>Toney</text:p>
          </table:table-cell>
          <table:table-cell office:value-type="string" calcext:value-type="string">
            <text:p>Toliver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B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all State" calcext:value-type="string">
            <text:p>Ball State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Sturdivant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R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Fark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WR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llinois" calcext:value-type="string">
            <text:p>Illinois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Duckwort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R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ern Illinois" calcext:value-type="string">
            <text:p>Northern Illinois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Charlest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R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ppalachian State" calcext:value-type="string">
            <text:p>Appalachian State</text:p>
          </table:table-cell>
          <table:table-cell office:value-type="string" calcext:value-type="string">
            <text:p>Jerrod</text:p>
          </table:table-cell>
          <table:table-cell office:value-type="string" calcext:value-type="string">
            <text:p>Mcnea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WR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 Tech" calcext:value-type="string">
            <text:p>Texas Tech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ear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E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tanford" calcext:value-type="string">
            <text:p>Stanford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Stockwel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T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roy" calcext:value-type="string">
            <text:p>Troy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Charleston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G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Aronson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issippi State" calcext:value-type="string">
            <text:p>Mississippi State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Weatherspoon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G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ld Dominion" calcext:value-type="string">
            <text:p>Old Domini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aldamez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T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chigan" calcext:value-type="string">
            <text:p>Michigan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Logu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izona" calcext:value-type="string">
            <text:p>Arizona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Stroman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T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Buffalo" calcext:value-type="string">
            <text:p>Buffalo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Hatchett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T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Virginia" calcext:value-type="string">
            <text:p>Virginia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Cassidy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E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Georgia Tech" calcext:value-type="string">
            <text:p>Georgia Tech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Dunning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LB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hio" calcext:value-type="string">
            <text:p>Ohio</text:p>
          </table:table-cell>
          <table:table-cell office:value-type="string" calcext:value-type="string">
            <text:p>Dewayne</text:p>
          </table:table-cell>
          <table:table-cell office:value-type="string" calcext:value-type="string">
            <text:p>Roll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LB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harlotte" calcext:value-type="string">
            <text:p>Charlotte</text:p>
          </table:table-cell>
          <table:table-cell office:value-type="string" calcext:value-type="string">
            <text:p>Derick</text:p>
          </table:table-cell>
          <table:table-cell office:value-type="string" calcext:value-type="string">
            <text:p>Mcclinton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OLB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 Tech" calcext:value-type="string">
            <text:p>Louisiana Tech</text:p>
          </table:table-cell>
          <table:table-cell office:value-type="string" calcext:value-type="string">
            <text:p>Luther</text:p>
          </table:table-cell>
          <table:table-cell office:value-type="string" calcext:value-type="string">
            <text:p>Bat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LB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 Tech" calcext:value-type="string">
            <text:p>Texas Tech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Epps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B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owa" calcext:value-type="string">
            <text:p>Iowa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Flournoy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S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" calcext:value-type="string">
            <text:p>Louisiana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Rivers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S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ddle Tennessee" calcext:value-type="string">
            <text:p>Middle Tennessee</text:p>
          </table:table-cell>
          <table:table-cell office:value-type="string" calcext:value-type="string">
            <text:p>Woodrow</text:p>
          </table:table-cell>
          <table:table-cell office:value-type="string" calcext:value-type="string">
            <text:p>Gooden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B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Washburn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B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Roll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B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Eastern Michigan" calcext:value-type="string">
            <text:p>Eastern Michigan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Farre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K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le Miss" calcext:value-type="string">
            <text:p>Ole Miss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Shaff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ami (FL)" calcext:value-type="string">
            <text:p>Miami (FL)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Garriso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QB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m Houston" calcext:value-type="string">
            <text:p>Sam Houston</text:p>
          </table:table-cell>
          <table:table-cell office:value-type="string" calcext:value-type="string">
            <text:p>Rickie</text:p>
          </table:table-cell>
          <table:table-cell office:value-type="string" calcext:value-type="string">
            <text:p>Tall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B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Spaldi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B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w Mexico State" calcext:value-type="string">
            <text:p>New Mexico State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Lath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B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Eastern Michigan" calcext:value-type="string">
            <text:p>Eastern Michigan</text:p>
          </table:table-cell>
          <table:table-cell office:value-type="string" calcext:value-type="string">
            <text:p>Thurman</text:p>
          </table:table-cell>
          <table:table-cell office:value-type="string" calcext:value-type="string">
            <text:p>Toliv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R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Atchison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E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 Tech" calcext:value-type="string">
            <text:p>Louisiana Tech</text:p>
          </table:table-cell>
          <table:table-cell office:value-type="string" calcext:value-type="string">
            <text:p>Domonique</text:p>
          </table:table-cell>
          <table:table-cell office:value-type="string" calcext:value-type="string">
            <text:p>Belle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E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Dow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T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Vanderbilt" calcext:value-type="string">
            <text:p>Vanderbil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Haynie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G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isconsin" calcext:value-type="string">
            <text:p>Wisconsin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Upshaw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owling Green" calcext:value-type="string">
            <text:p>Bowling Gree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G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 State" calcext:value-type="string">
            <text:p>Michigan State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Samuel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E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nnessee" calcext:value-type="string">
            <text:p>Tennessee</text:p>
          </table:table-cell>
          <table:table-cell office:value-type="string" calcext:value-type="string">
            <text:p>Donte</text:p>
          </table:table-cell>
          <table:table-cell office:value-type="string" calcext:value-type="string">
            <text:p>Pinckney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E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resno State" calcext:value-type="string">
            <text:p>Fresno Stat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Studer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Skyler</text:p>
          </table:table-cell>
          <table:table-cell office:value-type="string" calcext:value-type="string">
            <text:p>Medli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E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ern Illinois" calcext:value-type="string">
            <text:p>Northern Illinois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ur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T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Shrader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OLB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ville" calcext:value-type="string">
            <text:p>Louisville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Rembert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OLB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ansas" calcext:value-type="string">
            <text:p>Kansas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urk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LB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aylor" calcext:value-type="string">
            <text:p>Baylor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Ramos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LB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–Monroe" calcext:value-type="string">
            <text:p>Louisiana–Monroe</text:p>
          </table:table-cell>
          <table:table-cell office:value-type="string" calcext:value-type="string">
            <text:p>Alphonso</text:p>
          </table:table-cell>
          <table:table-cell office:value-type="string" calcext:value-type="string">
            <text:p>Threatt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B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ern Illinois" calcext:value-type="string">
            <text:p>Northern Illinois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Carriga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S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Hawaii" calcext:value-type="string">
            <text:p>Hawaii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Boykins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S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Louisiana" calcext:value-type="string">
            <text:p>Louisian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Michael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B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ami (FL)" calcext:value-type="string">
            <text:p>Miami (FL)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Fel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B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tre Dame" calcext:value-type="string">
            <text:p>Notre Dame</text:p>
          </table:table-cell>
          <table:table-cell office:value-type="string" calcext:value-type="string">
            <text:p>Bret</text:p>
          </table:table-cell>
          <table:table-cell office:value-type="string" calcext:value-type="string">
            <text:p>Kavanagh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B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Bibbs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R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Bethe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R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braska" calcext:value-type="string">
            <text:p>Nebraska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Merriweather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WR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yracuse" calcext:value-type="string">
            <text:p>Syracuse</text:p>
          </table:table-cell>
          <table:table-cell office:value-type="string" calcext:value-type="string">
            <text:p>Goldie</text:p>
          </table:table-cell>
          <table:table-cell office:value-type="string" calcext:value-type="string">
            <text:p>Celestine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R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 Carolina" calcext:value-type="string">
            <text:p>North Carolina</text:p>
          </table:table-cell>
          <table:table-cell office:value-type="string" calcext:value-type="string">
            <text:p>Dwain</text:p>
          </table:table-cell>
          <table:table-cell office:value-type="string" calcext:value-type="string">
            <text:p>Caper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Hillman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E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Hiram</text:p>
          </table:table-cell>
          <table:table-cell office:value-type="string" calcext:value-type="string">
            <text:p>Reveles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T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rantz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G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klahoma State" calcext:value-type="string">
            <text:p>Oklahoma Stat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aughm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w Mexico State" calcext:value-type="string">
            <text:p>New Mexico State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Jud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G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yree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RT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Colvi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T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western" calcext:value-type="string">
            <text:p>Northwester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eadrick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T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Samuels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E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ulane" calcext:value-type="string">
            <text:p>Tulane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Zajac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OLB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 Carolina" calcext:value-type="string">
            <text:p>North Carolina</text:p>
          </table:table-cell>
          <table:table-cell office:value-type="string" calcext:value-type="string">
            <text:p>Deandra</text:p>
          </table:table-cell>
          <table:table-cell office:value-type="string" calcext:value-type="string">
            <text:p>May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LB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evada" calcext:value-type="string">
            <text:p>Nevada</text:p>
          </table:table-cell>
          <table:table-cell office:value-type="string" calcext:value-type="string">
            <text:p>Darrel</text:p>
          </table:table-cell>
          <table:table-cell office:value-type="string" calcext:value-type="string">
            <text:p>Diggs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OLB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my" calcext:value-type="string">
            <text:p>Army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Byro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LB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 Tech" calcext:value-type="string">
            <text:p>Texas Tech</text:p>
          </table:table-cell>
          <table:table-cell office:value-type="string" calcext:value-type="string">
            <text:p>Darrius</text:p>
          </table:table-cell>
          <table:table-cell office:value-type="string" calcext:value-type="string">
            <text:p>Wyche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B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onn" calcext:value-type="string">
            <text:p>UCon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Rankins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S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Parte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S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hio State" calcext:value-type="string">
            <text:p>Ohio State</text:p>
          </table:table-cell>
          <table:table-cell office:value-type="string" calcext:value-type="string">
            <text:p>Thaddeus</text:p>
          </table:table-cell>
          <table:table-cell office:value-type="string" calcext:value-type="string">
            <text:p>Rembert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B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le Miss" calcext:value-type="string">
            <text:p>Ole Mis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Conyers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Carolina" calcext:value-type="string">
            <text:p>South Carolina</text:p>
          </table:table-cell>
          <table:table-cell office:value-type="string" calcext:value-type="string">
            <text:p>Alphonso</text:p>
          </table:table-cell>
          <table:table-cell office:value-type="string" calcext:value-type="string">
            <text:p>Town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B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ouston" calcext:value-type="string">
            <text:p>Houston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Kuhn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NLV" calcext:value-type="string">
            <text:p>UNLV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l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hio State" calcext:value-type="string">
            <text:p>Ohio State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lo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QB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CU" calcext:value-type="string">
            <text:p>TCU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Derb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B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vada" calcext:value-type="string">
            <text:p>Nevada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Hundle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B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Leonard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B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Rut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R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 State" calcext:value-type="string">
            <text:p>Texas State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liver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E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Vanderbilt" calcext:value-type="string">
            <text:p>Vanderbilt</text:p>
          </table:table-cell>
          <table:table-cell office:value-type="string" calcext:value-type="string">
            <text:p>Kasey</text:p>
          </table:table-cell>
          <table:table-cell office:value-type="string" calcext:value-type="string">
            <text:p>Lile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Steger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T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regon" calcext:value-type="string">
            <text:p>Oregon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Moralez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G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Samayo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 Tech" calcext:value-type="string">
            <text:p>Louisiana Tech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Messeng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G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Odell</text:p>
          </table:table-cell>
          <table:table-cell office:value-type="string" calcext:value-type="string">
            <text:p>Pride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E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 Carolina" calcext:value-type="string">
            <text:p>North Carolina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Brockington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DE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Witherspoon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Theron</text:p>
          </table:table-cell>
          <table:table-cell office:value-type="string" calcext:value-type="string">
            <text:p>Claiborne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" calcext:value-type="string">
            <text:p>Florida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Snide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T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incinnati" calcext:value-type="string">
            <text:p>Cincinnati</text:p>
          </table:table-cell>
          <table:table-cell office:value-type="string" calcext:value-type="string">
            <text:p>Cecil</text:p>
          </table:table-cell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B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owa" calcext:value-type="string">
            <text:p>Iowa</text:p>
          </table:table-cell>
          <table:table-cell office:value-type="string" calcext:value-type="string">
            <text:p>Johnie</text:p>
          </table:table-cell>
          <table:table-cell office:value-type="string" calcext:value-type="string">
            <text:p>Mcclinto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LB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yracuse" calcext:value-type="string">
            <text:p>Syracuse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Spearman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LB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w Mexico" calcext:value-type="string">
            <text:p>New Mexico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Dawkins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LB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Quarles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B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Heyward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S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Sherrod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S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w Mexico State" calcext:value-type="string">
            <text:p>New Mexico State</text:p>
          </table:table-cell>
          <table:table-cell office:value-type="string" calcext:value-type="string">
            <text:p>Landon</text:p>
          </table:table-cell>
          <table:table-cell office:value-type="string" calcext:value-type="string">
            <text:p>Lill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QB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 Atlantic" calcext:value-type="string">
            <text:p>Florida Atlantic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tallworth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RB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Virginia" calcext:value-type="string">
            <text:p>Virginia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Dowdell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B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Troy" calcext:value-type="string">
            <text:p>Troy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WR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Michigan" calcext:value-type="string">
            <text:p>Western Michigan</text:p>
          </table:table-cell>
          <table:table-cell office:value-type="string" calcext:value-type="string">
            <text:p>Derick</text:p>
          </table:table-cell>
          <table:table-cell office:value-type="string" calcext:value-type="string">
            <text:p>Jemison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R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klahoma" calcext:value-type="string">
            <text:p>Oklahoma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Gay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lorado State" calcext:value-type="string">
            <text:p>Colorado State</text:p>
          </table:table-cell>
          <table:table-cell office:value-type="string" calcext:value-type="string">
            <text:p>Irvin</text:p>
          </table:table-cell>
          <table:table-cell office:value-type="string" calcext:value-type="string">
            <text:p>Mcgriff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R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C State" calcext:value-type="string">
            <text:p>NC Sta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ntoy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YU" calcext:value-type="string">
            <text:p>BYU</text:p>
          </table:table-cell>
          <table:table-cell office:value-type="string" calcext:value-type="string">
            <text:p>Jerrell</text:p>
          </table:table-cell>
          <table:table-cell office:value-type="string" calcext:value-type="string">
            <text:p>Felder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E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Duke" calcext:value-type="string">
            <text:p>Duke</text:p>
          </table:table-cell>
          <table:table-cell office:value-type="string" calcext:value-type="string">
            <text:p>Johnathon</text:p>
          </table:table-cell>
          <table:table-cell office:value-type="string" calcext:value-type="string">
            <text:p>Petersen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T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emphis" calcext:value-type="string">
            <text:p>Memphis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Deniso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G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Texas A&amp;M" calcext:value-type="string">
            <text:p>Texas A&amp;M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Starnes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izona" calcext:value-type="string">
            <text:p>Arizona</text:p>
          </table:table-cell>
          <table:table-cell office:value-type="string" calcext:value-type="string">
            <text:p>Scotty</text:p>
          </table:table-cell>
          <table:table-cell office:value-type="string" calcext:value-type="string">
            <text:p>Ellingson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G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Jacksonville State" calcext:value-type="string">
            <text:p>Jacksonville State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Magnuson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T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Diego State" calcext:value-type="string">
            <text:p>San Diego State</text:p>
          </table:table-cell>
          <table:table-cell office:value-type="string" calcext:value-type="string">
            <text:p>Myron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E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Elvin</text:p>
          </table:table-cell>
          <table:table-cell office:value-type="string" calcext:value-type="string">
            <text:p>Billups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T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ouston" calcext:value-type="string">
            <text:p>Houston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Conyers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T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Alabama" calcext:value-type="string">
            <text:p>South Alabama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Bai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E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Bibb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OLB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kron" calcext:value-type="string">
            <text:p>Akron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Epps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LB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onn" calcext:value-type="string">
            <text:p>UConn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Jett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B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hio" calcext:value-type="string">
            <text:p>Ohio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Dandridg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LB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Jarrett</text:p>
          </table:table-cell>
          <table:table-cell office:value-type="string" calcext:value-type="string">
            <text:p>Hatchett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B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issippi State" calcext:value-type="string">
            <text:p>Mississippi State</text:p>
          </table:table-cell>
          <table:table-cell office:value-type="string" calcext:value-type="string">
            <text:p>Rickie</text:p>
          </table:table-cell>
          <table:table-cell office:value-type="string" calcext:value-type="string">
            <text:p>Kyle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S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 Alabama" calcext:value-type="string">
            <text:p>South Alabama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Worthy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S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TCU" calcext:value-type="string">
            <text:p>TCU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Larry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B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Trevon</text:p>
          </table:table-cell>
          <table:table-cell office:value-type="string" calcext:value-type="string">
            <text:p>Flournoy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B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incinnati" calcext:value-type="string">
            <text:p>Cincinnati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Bowen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B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Vanderpoo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K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oston College" calcext:value-type="string">
            <text:p>Boston Colleg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o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Dug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QB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oledo" calcext:value-type="string">
            <text:p>Toledo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Fa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QB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Everette</text:p>
          </table:table-cell>
          <table:table-cell office:value-type="string" calcext:value-type="string">
            <text:p>Merriweat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B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harlotte" calcext:value-type="string">
            <text:p>Charlotte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aggo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B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izona" calcext:value-type="string">
            <text:p>Arizona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R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–Monroe" calcext:value-type="string">
            <text:p>Louisiana–Monroe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Bey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E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Jacksonville State" calcext:value-type="string">
            <text:p>Jacksonville Stat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tidh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Virginia Tech" calcext:value-type="string">
            <text:p>Virginia Tech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net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T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ever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G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yoming" calcext:value-type="string">
            <text:p>Wyoming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Haggard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emphis" calcext:value-type="string">
            <text:p>Memph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prinkle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G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East Carolina" calcext:value-type="string">
            <text:p>East Caroli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Mccray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E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chigan State" calcext:value-type="string">
            <text:p>Michigan State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ristianso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Rhone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oledo" calcext:value-type="string">
            <text:p>Toledo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Weatherspoon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MU" calcext:value-type="string">
            <text:p>SMU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T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 State" calcext:value-type="string">
            <text:p>Texas Stat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Crayton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LB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harlotte" calcext:value-type="string">
            <text:p>Charlotte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urtiss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LB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ddle Tennessee" calcext:value-type="string">
            <text:p>Middle Tennessee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Wampler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LB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Sam Houston" calcext:value-type="string">
            <text:p>Sam Houston</text:p>
          </table:table-cell>
          <table:table-cell office:value-type="string" calcext:value-type="string">
            <text:p>Deandre</text:p>
          </table:table-cell>
          <table:table-cell office:value-type="string" calcext:value-type="string">
            <text:p>Weathersby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B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MU" calcext:value-type="string">
            <text:p>SMU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Sellars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B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Southern" calcext:value-type="string">
            <text:p>Georgia Southern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Gaines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S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Pittsburgh" calcext:value-type="string">
            <text:p>Pittsburgh</text:p>
          </table:table-cell>
          <table:table-cell office:value-type="string" calcext:value-type="string">
            <text:p>Darron</text:p>
          </table:table-cell>
          <table:table-cell office:value-type="string" calcext:value-type="string">
            <text:p>Conyers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S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w Mexico State" calcext:value-type="string">
            <text:p>New Mexico State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Harg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B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ansas" calcext:value-type="string">
            <text:p>Kansas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Dabney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B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Darrick</text:p>
          </table:table-cell>
          <table:table-cell office:value-type="string" calcext:value-type="string">
            <text:p>Ashford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B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tah State" calcext:value-type="string">
            <text:p>Utah State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awks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R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w Mexico" calcext:value-type="string">
            <text:p>New Mexico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Bu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Lavon</text:p>
          </table:table-cell>
          <table:table-cell office:value-type="string" calcext:value-type="string">
            <text:p>Crayt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WR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Jose State" calcext:value-type="string">
            <text:p>San Jose State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Coney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WR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" calcext:value-type="string">
            <text:p>Louisiana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Veliz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R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Metcalf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E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ittsburgh" calcext:value-type="string">
            <text:p>Pittsburgh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Curl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T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kansas State" calcext:value-type="string">
            <text:p>Arkansas State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Loftis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G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owa State" calcext:value-type="string">
            <text:p>Iowa State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Haugen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SA" calcext:value-type="string">
            <text:p>UTSA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Ead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G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owa State" calcext:value-type="string">
            <text:p>Iowa State</text:p>
          </table:table-cell>
          <table:table-cell office:value-type="string" calcext:value-type="string">
            <text:p>Jabari</text:p>
          </table:table-cell>
          <table:table-cell office:value-type="string" calcext:value-type="string">
            <text:p>Mcgrif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T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Eastern Michigan" calcext:value-type="string">
            <text:p>Eastern Michigan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Deal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E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Jonathon</text:p>
          </table:table-cell>
          <table:table-cell office:value-type="string" calcext:value-type="string">
            <text:p>Denniso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T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" calcext:value-type="string">
            <text:p>Texa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Weatherspoon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T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Alabama" calcext:value-type="string">
            <text:p>South Alabama</text:p>
          </table:table-cell>
          <table:table-cell office:value-type="string" calcext:value-type="string">
            <text:p>Deshawn</text:p>
          </table:table-cell>
          <table:table-cell office:value-type="string" calcext:value-type="string">
            <text:p>Towns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E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m Houston" calcext:value-type="string">
            <text:p>Sam Houston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Hardeman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LB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Conn" calcext:value-type="string">
            <text:p>UConn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Retana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LB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uburn" calcext:value-type="string">
            <text:p>Auburn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Creech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OLB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Rosen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LB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klahoma" calcext:value-type="string">
            <text:p>Oklahoma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adson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B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entral Michigan" calcext:value-type="string">
            <text:p>Central Michigan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Derby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S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tre Dame" calcext:value-type="string">
            <text:p>Notre Dame</text:p>
          </table:table-cell>
          <table:table-cell office:value-type="string" calcext:value-type="string">
            <text:p>Elvin</text:p>
          </table:table-cell>
          <table:table-cell office:value-type="string" calcext:value-type="string">
            <text:p>Wych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S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Dabney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B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–Monroe" calcext:value-type="string">
            <text:p>Louisiana–Monroe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B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 Atlantic" calcext:value-type="string">
            <text:p>Florida Atlantic</text:p>
          </table:table-cell>
          <table:table-cell office:value-type="string" calcext:value-type="string">
            <text:p>Neville</text:p>
          </table:table-cell>
          <table:table-cell office:value-type="string" calcext:value-type="string">
            <text:p>Reddic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B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MU" calcext:value-type="string">
            <text:p>SMU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Kyl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K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Mchenr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" calcext:value-type="string">
            <text:p>Georgia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Tavera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QB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Cardw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QB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regon" calcext:value-type="string">
            <text:p>Oregon</text:p>
          </table:table-cell>
          <table:table-cell office:value-type="string" calcext:value-type="string">
            <text:p>Dewayne</text:p>
          </table:table-cell>
          <table:table-cell office:value-type="string" calcext:value-type="string">
            <text:p>Pleasant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B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estern Michigan" calcext:value-type="string">
            <text:p>Western Michigan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Pinkney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B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 Texas" calcext:value-type="string">
            <text:p>North Texas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avi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R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Skylar</text:p>
          </table:table-cell>
          <table:table-cell office:value-type="string" calcext:value-type="string">
            <text:p>Frederick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Duke" calcext:value-type="string">
            <text:p>Duk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erryhill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E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ern Illinois" calcext:value-type="string">
            <text:p>Northern Illinois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Ostee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T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ibley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G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uburn" calcext:value-type="string">
            <text:p>Auburn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Roundtree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Silv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G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Atlantic" calcext:value-type="string">
            <text:p>Florida Atlantic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eckley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E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tucky" calcext:value-type="string">
            <text:p>Kentucky</text:p>
          </table:table-cell>
          <table:table-cell office:value-type="string" calcext:value-type="string">
            <text:p>Roderick</text:p>
          </table:table-cell>
          <table:table-cell office:value-type="string" calcext:value-type="string">
            <text:p>Gooden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E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Amari</text:p>
          </table:table-cell>
          <table:table-cell office:value-type="string" calcext:value-type="string">
            <text:p>Boykin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Michigan" calcext:value-type="string">
            <text:p>Western Michiga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Kaylor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arshall" calcext:value-type="string">
            <text:p>Marshall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Brookin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T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izona" calcext:value-type="string">
            <text:p>Arizona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Boardma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OLB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Jacksonville State" calcext:value-type="string">
            <text:p>Jacksonville State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Hastings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LB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aryland" calcext:value-type="string">
            <text:p>Maryland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Townes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LB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ulane" calcext:value-type="string">
            <text:p>Tulane</text:p>
          </table:table-cell>
          <table:table-cell office:value-type="string" calcext:value-type="string">
            <text:p>Cedrick</text:p>
          </table:table-cell>
          <table:table-cell office:value-type="string" calcext:value-type="string">
            <text:p>Caesar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LB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Fortson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B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ulsa" calcext:value-type="string">
            <text:p>Tulsa</text:p>
          </table:table-cell>
          <table:table-cell office:value-type="string" calcext:value-type="string">
            <text:p>Clive</text:p>
          </table:table-cell>
          <table:table-cell office:value-type="string" calcext:value-type="string">
            <text:p>Kirksey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S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nnessee" calcext:value-type="string">
            <text:p>Tennessee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Mcclinton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S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Bogar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QB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Alphonso</text:p>
          </table:table-cell>
          <table:table-cell office:value-type="string" calcext:value-type="string">
            <text:p>Mcgriff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B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Tunstall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B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Baer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R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Stallwor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R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my" calcext:value-type="string">
            <text:p>Army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Jamers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R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Torrey</text:p>
          </table:table-cell>
          <table:table-cell office:value-type="string" calcext:value-type="string">
            <text:p>Canty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R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Rice" calcext:value-type="string">
            <text:p>Rice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Hallm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WR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my" calcext:value-type="string">
            <text:p>Army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Dunawa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TE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Beele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T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Tech" calcext:value-type="string">
            <text:p>Georgia Tech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tta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G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kron" calcext:value-type="string">
            <text:p>Akron</text:p>
          </table:table-cell>
          <table:table-cell office:value-type="string" calcext:value-type="string">
            <text:p>Clive</text:p>
          </table:table-cell>
          <table:table-cell office:value-type="string" calcext:value-type="string">
            <text:p>Alleyne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Kristopher</text:p>
          </table:table-cell>
          <table:table-cell office:value-type="string" calcext:value-type="string">
            <text:p>Money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G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ville" calcext:value-type="string">
            <text:p>Louisville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Helmi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RT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SA" calcext:value-type="string">
            <text:p>UTSA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Arceo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kansas" calcext:value-type="string">
            <text:p>Arkansa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Layto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DT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ouston" calcext:value-type="string">
            <text:p>Housto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Bowen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T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C State" calcext:value-type="string">
            <text:p>NC Stat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Coble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DE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incinnati" calcext:value-type="string">
            <text:p>Cincinnati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Monzon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OLB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Pettway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LB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ouston" calcext:value-type="string">
            <text:p>Houston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Yanc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LB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ouston" calcext:value-type="string">
            <text:p>Housto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Zendejas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LB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le Miss" calcext:value-type="string">
            <text:p>Ole Miss</text:p>
          </table:table-cell>
          <table:table-cell office:value-type="string" calcext:value-type="string">
            <text:p>Tyron</text:p>
          </table:table-cell>
          <table:table-cell office:value-type="string" calcext:value-type="string">
            <text:p>Purnell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B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 State" calcext:value-type="string">
            <text:p>Texas State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Gault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S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Tech" calcext:value-type="string">
            <text:p>Georgia Tech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Jile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S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Carolina" calcext:value-type="string">
            <text:p>South Carolin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Gladney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B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Keith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B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izona State" calcext:value-type="string">
            <text:p>Arizona Stat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Fortson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B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Walter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Keet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cva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QB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Kitchen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QB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regon" calcext:value-type="string">
            <text:p>Orego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Brinker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B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Rice" calcext:value-type="string">
            <text:p>Ric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cmillin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R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Roderick</text:p>
          </table:table-cell>
          <table:table-cell office:value-type="string" calcext:value-type="string">
            <text:p>Bah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R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uburn" calcext:value-type="string">
            <text:p>Aubur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anner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Carolina" calcext:value-type="string">
            <text:p>South Carolina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Beckford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E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entral Michigan" calcext:value-type="string">
            <text:p>Central Michigan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Rust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T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chigan State" calcext:value-type="string">
            <text:p>Michigan Stat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Runyon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G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arshall" calcext:value-type="string">
            <text:p>Marshall</text:p>
          </table:table-cell>
          <table:table-cell office:value-type="string" calcext:value-type="string">
            <text:p>Dewey</text:p>
          </table:table-cell>
          <table:table-cell office:value-type="string" calcext:value-type="string">
            <text:p>Worle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James Madison" calcext:value-type="string">
            <text:p>James Madison</text:p>
          </table:table-cell>
          <table:table-cell office:value-type="string" calcext:value-type="string">
            <text:p>Ronnie</text:p>
          </table:table-cell>
          <table:table-cell office:value-type="string" calcext:value-type="string">
            <text:p>Wagner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G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Buggs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Eastern Michigan" calcext:value-type="string">
            <text:p>Eastern Michigan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Booker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DE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NLV" calcext:value-type="string">
            <text:p>UNLV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Maye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DE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olorado" calcext:value-type="string">
            <text:p>Colorado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Kavanagh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Cotte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T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resno State" calcext:value-type="string">
            <text:p>Fresno State</text:p>
          </table:table-cell>
          <table:table-cell office:value-type="string" calcext:value-type="string">
            <text:p>Sammie</text:p>
          </table:table-cell>
          <table:table-cell office:value-type="string" calcext:value-type="string">
            <text:p>Boykins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OLB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James Madison" calcext:value-type="string">
            <text:p>James Madison</text:p>
          </table:table-cell>
          <table:table-cell office:value-type="string" calcext:value-type="string">
            <text:p>Rickie</text:p>
          </table:table-cell>
          <table:table-cell office:value-type="string" calcext:value-type="string">
            <text:p>Strawn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OLB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Clive</text:p>
          </table:table-cell>
          <table:table-cell office:value-type="string" calcext:value-type="string">
            <text:p>Dantzler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LB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" calcext:value-type="string">
            <text:p>Florid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Delgado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LB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my" calcext:value-type="string">
            <text:p>Arm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Kyles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B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western" calcext:value-type="string">
            <text:p>Northwestern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Wych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S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Free Agent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Rhone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S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office:value-type="string" calcext:value-type="string">
            <text:p>Air Force</text:p>
          </table:table-cell>
        </table:table-row>
        <table:table-row table:style-name="ro1">
          <table:table-cell office:value-type="string" calcext:value-type="string">
            <text:p>Akron</text:p>
          </table:table-cell>
        </table:table-row>
        <table:table-row table:style-name="ro1"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ppalachian State</text:p>
          </table:table-cell>
        </table:table-row>
        <table:table-row table:style-name="ro1"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Arizona State</text:p>
          </table:table-cell>
        </table:table-row>
        <table:table-row table:style-name="ro1"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Arkansas State</text:p>
          </table:table-cell>
        </table:table-row>
        <table:table-row table:style-name="ro1"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Auburn</text:p>
          </table:table-cell>
        </table:table-row>
        <table:table-row table:style-name="ro1">
          <table:table-cell office:value-type="string" calcext:value-type="string">
            <text:p>Ball State</text:p>
          </table:table-cell>
        </table:table-row>
        <table:table-row table:style-name="ro1">
          <table:table-cell office:value-type="string" calcext:value-type="string">
            <text:p>Baylor</text:p>
          </table:table-cell>
        </table:table-row>
        <table:table-row table:style-name="ro1">
          <table:table-cell office:value-type="string" calcext:value-type="string">
            <text:p>Boise State</text:p>
          </table:table-cell>
        </table:table-row>
        <table:table-row table:style-name="ro1">
          <table:table-cell office:value-type="string" calcext:value-type="string">
            <text:p>Boston College</text:p>
          </table:table-cell>
        </table:table-row>
        <table:table-row table:style-name="ro1">
          <table:table-cell office:value-type="string" calcext:value-type="string">
            <text:p>Bowling Green</text:p>
          </table:table-cell>
        </table:table-row>
        <table:table-row table:style-name="ro1">
          <table:table-cell office:value-type="string" calcext:value-type="string">
            <text:p>Buffalo</text:p>
          </table:table-cell>
        </table:table-row>
        <table:table-row table:style-name="ro1">
          <table:table-cell office:value-type="string" calcext:value-type="string">
            <text:p>BYU</text:p>
          </table:table-cell>
        </table:table-row>
        <table:table-row table:style-name="ro1"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Central Michigan</text:p>
          </table:table-cell>
        </table:table-row>
        <table:table-row table:style-name="ro1">
          <table:table-cell office:value-type="string" calcext:value-type="string">
            <text:p>Charlotte</text:p>
          </table:table-cell>
        </table:table-row>
        <table:table-row table:style-name="ro1">
          <table:table-cell office:value-type="string" calcext:value-type="string">
            <text:p>Cincinnati</text:p>
          </table:table-cell>
        </table:table-row>
        <table:table-row table:style-name="ro1">
          <table:table-cell office:value-type="string" calcext:value-type="string">
            <text:p>Clemson</text:p>
          </table:table-cell>
        </table:table-row>
        <table:table-row table:style-name="ro1">
          <table:table-cell office:value-type="string" calcext:value-type="string">
            <text:p>Coastal Carolina</text:p>
          </table:table-cell>
        </table:table-row>
        <table:table-row table:style-name="ro1"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Colorado State</text:p>
          </table:table-cell>
        </table:table-row>
        <table:table-row table:style-name="ro1"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East Carolina</text:p>
          </table:table-cell>
        </table:table-row>
        <table:table-row table:style-name="ro1">
          <table:table-cell office:value-type="string" calcext:value-type="string">
            <text:p>Eastern Michigan</text:p>
          </table:table-cell>
        </table:table-row>
        <table:table-row table:style-name="ro1">
          <table:table-cell office:value-type="string" calcext:value-type="string">
            <text:p>Florida Atlantic</text:p>
          </table:table-cell>
        </table:table-row>
        <table:table-row table:style-name="ro1">
          <table:table-cell office:value-type="string" calcext:value-type="string">
            <text:p>FIU</text:p>
          </table:table-cell>
        </table:table-row>
        <table:table-row table:style-name="ro1"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Florida State</text:p>
          </table:table-cell>
        </table:table-row>
        <table:table-row table:style-name="ro1">
          <table:table-cell office:value-type="string" calcext:value-type="string">
            <text:p>Fresno State</text:p>
          </table:table-cell>
        </table:table-row>
        <table:table-row table:style-name="ro1"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Georgia Southern</text:p>
          </table:table-cell>
        </table:table-row>
        <table:table-row table:style-name="ro1">
          <table:table-cell office:value-type="string" calcext:value-type="string">
            <text:p>Georgia State</text:p>
          </table:table-cell>
        </table:table-row>
        <table:table-row table:style-name="ro1">
          <table:table-cell office:value-type="string" calcext:value-type="string">
            <text:p>Georgia Tech</text:p>
          </table:table-cell>
        </table:table-row>
        <table:table-row table:style-name="ro1">
          <table:table-cell office:value-type="string" calcext:value-type="string">
            <text:p>Hawaii</text:p>
          </table:table-cell>
        </table:table-row>
        <table:table-row table:style-name="ro1">
          <table:table-cell office:value-type="string" calcext:value-type="string">
            <text:p>Houston</text:p>
          </table:table-cell>
        </table:table-row>
        <table:table-row table:style-name="ro1">
          <table:table-cell office:value-type="string" calcext:value-type="string">
            <text:p>Illinois</text:p>
          </table:table-cell>
        </table:table-row>
        <table:table-row table:style-name="ro1"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Iowa</text:p>
          </table:table-cell>
        </table:table-row>
        <table:table-row table:style-name="ro1"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Jacksonville State</text:p>
          </table:table-cell>
        </table:table-row>
        <table:table-row table:style-name="ro1">
          <table:table-cell office:value-type="string" calcext:value-type="string">
            <text:p>James Madison</text:p>
          </table:table-cell>
        </table:table-row>
        <table:table-row table:style-name="ro1"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Kansas State</text:p>
          </table:table-cell>
        </table:table-row>
        <table:table-row table:style-name="ro1">
          <table:table-cell office:value-type="string" calcext:value-type="string">
            <text:p>Kennesaw State</text:p>
          </table:table-cell>
        </table:table-row>
        <table:table-row table:style-name="ro1">
          <table:table-cell office:value-type="string" calcext:value-type="string">
            <text:p>Kent State</text:p>
          </table:table-cell>
        </table:table-row>
        <table:table-row table:style-name="ro1"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Liberty</text:p>
          </table:table-cell>
        </table:table-row>
        <table:table-row table:style-name="ro1">
          <table:table-cell office:value-type="string" calcext:value-type="string">
            <text:p>Louisiana</text:p>
          </table:table-cell>
        </table:table-row>
        <table:table-row table:style-name="ro1">
          <table:table-cell office:value-type="string" calcext:value-type="string">
            <text:p>Louisiana–Monroe</text:p>
          </table:table-cell>
        </table:table-row>
        <table:table-row table:style-name="ro1">
          <table:table-cell office:value-type="string" calcext:value-type="string">
            <text:p>Louisiana Tech</text:p>
          </table:table-cell>
        </table:table-row>
        <table:table-row table:style-name="ro1">
          <table:table-cell office:value-type="string" calcext:value-type="string">
            <text:p>Louisville</text:p>
          </table:table-cell>
        </table:table-row>
        <table:table-row table:style-name="ro1">
          <table:table-cell office:value-type="string" calcext:value-type="string">
            <text:p>LSU</text:p>
          </table:table-cell>
        </table:table-row>
        <table:table-row table:style-name="ro1">
          <table:table-cell office:value-type="string" calcext:value-type="string">
            <text:p>Marshall</text:p>
          </table:table-cell>
        </table:table-row>
        <table:table-row table:style-name="ro1"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Memphis</text:p>
          </table:table-cell>
        </table:table-row>
        <table:table-row table:style-name="ro1">
          <table:table-cell office:value-type="string" calcext:value-type="string">
            <text:p>Miami (FL)</text:p>
          </table:table-cell>
        </table:table-row>
        <table:table-row table:style-name="ro1"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Middle Tennessee</text:p>
          </table:table-cell>
        </table:table-row>
        <table:table-row table:style-name="ro1">
          <table:table-cell office:value-type="string" calcext:value-type="string">
            <text:p>Minnesota</text:p>
          </table:table-cell>
        </table:table-row>
        <table:table-row table:style-name="ro1">
          <table:table-cell office:value-type="string" calcext:value-type="string">
            <text:p>Mississippi State</text:p>
          </table:table-cell>
        </table:table-row>
        <table:table-row table:style-name="ro1">
          <table:table-cell office:value-type="string" calcext:value-type="string">
            <text:p>Missouri</text:p>
          </table:table-cell>
        </table:table-row>
        <table:table-row table:style-name="ro1"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NC State</text:p>
          </table:table-cell>
        </table:table-row>
        <table:table-row table:style-name="ro1">
          <table:table-cell office:value-type="string" calcext:value-type="string">
            <text:p>Nebraska</text:p>
          </table:table-cell>
        </table:table-row>
        <table:table-row table:style-name="ro1"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New Mexico</text:p>
          </table:table-cell>
        </table:table-row>
        <table:table-row table:style-name="ro1">
          <table:table-cell office:value-type="string" calcext:value-type="string">
            <text:p>New Mexico State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North Texas</text:p>
          </table:table-cell>
        </table:table-row>
        <table:table-row table:style-name="ro1">
          <table:table-cell office:value-type="string" calcext:value-type="string">
            <text:p>Northern Illinois</text:p>
          </table:table-cell>
        </table:table-row>
        <table:table-row table:style-name="ro1">
          <table:table-cell office:value-type="string" calcext:value-type="string">
            <text:p>Northwestern</text:p>
          </table:table-cell>
        </table:table-row>
        <table:table-row table:style-name="ro1">
          <table:table-cell office:value-type="string" calcext:value-type="string">
            <text:p>Notre Dame</text:p>
          </table:table-cell>
        </table:table-row>
        <table:table-row table:style-name="ro1">
          <table:table-cell office:value-type="string" calcext:value-type="string">
            <text:p>Ohio</text:p>
          </table:table-cell>
        </table:table-row>
        <table:table-row table:style-name="ro1">
          <table:table-cell office:value-type="string" calcext:value-type="string">
            <text:p>Ohio State</text:p>
          </table:table-cell>
        </table:table-row>
        <table:table-row table:style-name="ro1">
          <table:table-cell office:value-type="string" calcext:value-type="string">
            <text:p>Oklahoma</text:p>
          </table:table-cell>
        </table:table-row>
        <table:table-row table:style-name="ro1">
          <table:table-cell office:value-type="string" calcext:value-type="string">
            <text:p>Oklahoma State</text:p>
          </table:table-cell>
        </table:table-row>
        <table:table-row table:style-name="ro1">
          <table:table-cell office:value-type="string" calcext:value-type="string">
            <text:p>Old Dominion</text:p>
          </table:table-cell>
        </table:table-row>
        <table:table-row table:style-name="ro1">
          <table:table-cell office:value-type="string" calcext:value-type="string">
            <text:p>Ole Miss</text:p>
          </table:table-cell>
        </table:table-row>
        <table:table-row table:style-name="ro1"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Oregon State</text:p>
          </table:table-cell>
        </table:table-row>
        <table:table-row table:style-name="ro1">
          <table:table-cell office:value-type="string" calcext:value-type="string">
            <text:p>Penn State</text:p>
          </table:table-cell>
        </table:table-row>
        <table:table-row table:style-name="ro1">
          <table:table-cell office:value-type="string" calcext:value-type="string">
            <text:p>Pittsburgh</text:p>
          </table:table-cell>
        </table:table-row>
        <table:table-row table:style-name="ro1">
          <table:table-cell office:value-type="string" calcext:value-type="string">
            <text:p>Purdue</text:p>
          </table:table-cell>
        </table:table-row>
        <table:table-row table:style-name="ro1"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Rutgers</text:p>
          </table:table-cell>
        </table:table-row>
        <table:table-row table:style-name="ro1">
          <table:table-cell office:value-type="string" calcext:value-type="string">
            <text:p>Sam Houston</text:p>
          </table:table-cell>
        </table:table-row>
        <table:table-row table:style-name="ro1">
          <table:table-cell office:value-type="string" calcext:value-type="string">
            <text:p>San Diego State</text:p>
          </table:table-cell>
        </table:table-row>
        <table:table-row table:style-name="ro1">
          <table:table-cell office:value-type="string" calcext:value-type="string">
            <text:p>San Jose State</text:p>
          </table:table-cell>
        </table:table-row>
        <table:table-row table:style-name="ro1">
          <table:table-cell office:value-type="string" calcext:value-type="string">
            <text:p>SMU</text:p>
          </table:table-cell>
        </table:table-row>
        <table:table-row table:style-name="ro1">
          <table:table-cell office:value-type="string" calcext:value-type="string">
            <text:p>South Alabama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</table:table-row>
        <table:table-row table:style-name="ro1">
          <table:table-cell office:value-type="string" calcext:value-type="string">
            <text:p>South Florida</text:p>
          </table:table-cell>
        </table:table-row>
        <table:table-row table:style-name="ro1">
          <table:table-cell office:value-type="string" calcext:value-type="string">
            <text:p>Southern Miss</text:p>
          </table:table-cell>
        </table:table-row>
        <table:table-row table:style-name="ro1">
          <table:table-cell office:value-type="string" calcext:value-type="string">
            <text:p>Stanford</text:p>
          </table:table-cell>
        </table:table-row>
        <table:table-row table:style-name="ro1">
          <table:table-cell office:value-type="string" calcext:value-type="string">
            <text:p>Syracuse</text:p>
          </table:table-cell>
        </table:table-row>
        <table:table-row table:style-name="ro1">
          <table:table-cell office:value-type="string" calcext:value-type="string">
            <text:p>TCU</text:p>
          </table:table-cell>
        </table:table-row>
        <table:table-row table:style-name="ro1"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Texas A&amp;M</text:p>
          </table:table-cell>
        </table:table-row>
        <table:table-row table:style-name="ro1">
          <table:table-cell office:value-type="string" calcext:value-type="string">
            <text:p>Texas State</text:p>
          </table:table-cell>
        </table:table-row>
        <table:table-row table:style-name="ro1">
          <table:table-cell office:value-type="string" calcext:value-type="string">
            <text:p>Texas Tech</text:p>
          </table:table-cell>
        </table:table-row>
        <table:table-row table:style-name="ro1"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Troy</text:p>
          </table:table-cell>
        </table:table-row>
        <table:table-row table:style-name="ro1">
          <table:table-cell office:value-type="string" calcext:value-type="string">
            <text:p>Tulane</text:p>
          </table:table-cell>
        </table:table-row>
        <table:table-row table:style-name="ro1">
          <table:table-cell office:value-type="string" calcext:value-type="string">
            <text:p>Tulsa</text:p>
          </table:table-cell>
        </table:table-row>
        <table:table-row table:style-name="ro1">
          <table:table-cell office:value-type="string" calcext:value-type="string">
            <text:p>UAB</text:p>
          </table:table-cell>
        </table:table-row>
        <table:table-row table:style-name="ro1">
          <table:table-cell office:value-type="string" calcext:value-type="string">
            <text:p>UCF</text:p>
          </table:table-cell>
        </table:table-row>
        <table:table-row table:style-name="ro1"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UConn</text:p>
          </table:table-cell>
        </table:table-row>
        <table:table-row table:style-name="ro1">
          <table:table-cell office:value-type="string" calcext:value-type="string">
            <text:p>UMass</text:p>
          </table:table-cell>
        </table:table-row>
        <table:table-row table:style-name="ro1">
          <table:table-cell office:value-type="string" calcext:value-type="string">
            <text:p>UNLV</text:p>
          </table:table-cell>
        </table:table-row>
        <table:table-row table:style-name="ro1"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UTEP</text:p>
          </table:table-cell>
        </table:table-row>
        <table:table-row table:style-name="ro1">
          <table:table-cell office:value-type="string" calcext:value-type="string">
            <text:p>UTSA</text:p>
          </table:table-cell>
        </table:table-row>
        <table:table-row table:style-name="ro1"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Utah State</text:p>
          </table:table-cell>
        </table:table-row>
        <table:table-row table:style-name="ro1">
          <table:table-cell office:value-type="string" calcext:value-type="string">
            <text:p>Vanderbilt</text:p>
          </table:table-cell>
        </table:table-row>
        <table:table-row table:style-name="ro1"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Virginia Tech</text:p>
          </table:table-cell>
        </table:table-row>
        <table:table-row table:style-name="ro1"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Washington State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</table:table-row>
        <table:table-row table:style-name="ro1">
          <table:table-cell office:value-type="string" calcext:value-type="string">
            <text:p>Western Kentucky</text:p>
          </table:table-cell>
        </table:table-row>
        <table:table-row table:style-name="ro1">
          <table:table-cell office:value-type="string" calcext:value-type="string">
            <text:p>Western Michigan</text:p>
          </table:table-cell>
        </table:table-row>
        <table:table-row table:style-name="ro1">
          <table:table-cell office:value-type="string" calcext:value-type="string">
            <text:p>Wisconsin</text:p>
          </table:table-cell>
        </table:table-row>
        <table:table-row table:style-name="ro1">
          <table:table-cell office:value-type="string" calcext:value-type="string">
            <text:p>Wyom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9:05:30.559939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19:15:45.068496506</dc:date>
    <meta:editing-duration>PT28M39S</meta:editing-duration>
    <meta:editing-cycles>3</meta:editing-cycles>
    <meta:generator>LibreOffice/7.6.6.3$Linux_X86_64 LibreOffice_project/60$Build-3</meta:generator>
    <meta:document-statistic meta:table-count="2" meta:cell-count="19626" meta:object-count="0"/>
    <meta:user-defined meta:name=""/>
  </office:meta>
</office:document-meta>
</file>